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50000021667AE7FB4F3E2BBA3.png" manifest:media-type="image/png"/>
  <manifest:file-entry manifest:full-path="Pictures/100000000000032000000258511A0C7872EB2D4A.png" manifest:media-type="image/png"/>
  <manifest:file-entry manifest:full-path="Pictures/100000000000025800000109928731C1025C0093.png" manifest:media-type="image/png"/>
  <manifest:file-entry manifest:full-path="Pictures/10000000000001930000008DC426AA088F6E2595.png" manifest:media-type="image/png"/>
  <manifest:file-entry manifest:full-path="Pictures/10000000000000F5000002747EA77C03529A22DE.png" manifest:media-type="image/png"/>
  <manifest:file-entry manifest:full-path="Pictures/100000000000021E00000155D7AA640A335157EB.png" manifest:media-type="image/png"/>
  <manifest:file-entry manifest:full-path="Pictures/1000000000000315000001FB9CE5B5D6D2550562.png" manifest:media-type="image/png"/>
  <manifest:file-entry manifest:full-path="Pictures/10000000000003140000023E7C019A87B3359F1D.png" manifest:media-type="image/png"/>
  <manifest:file-entry manifest:full-path="Pictures/100000000000027A000001B4BAE01FA849A3B6A7.png" manifest:media-type="image/png"/>
  <manifest:file-entry manifest:full-path="Pictures/10000000000001380000022B756FA47CAA55319B.png" manifest:media-type="image/png"/>
  <manifest:file-entry manifest:full-path="Pictures/10000000000001170000022A9ADCDAE803952673.png" manifest:media-type="image/png"/>
  <manifest:file-entry manifest:full-path="Pictures/100000000000014A000001815FA04E8585970AB5.png" manifest:media-type="image/png"/>
  <manifest:file-entry manifest:full-path="Pictures/10000000000002250000017ACBEDAF5E520DD94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T1" style:family="text">
      <style:text-properties style:font-name="標楷體2" fo:font-size="40pt" style:font-name-asian="標楷體2" style:font-size-asian="40pt" style:font-size-complex="40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54pt" style:font-size-asian="54pt" style:font-size-complex="54pt"/>
    </style:style>
    <style:style style:name="T1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用十分鐘瞭解</text:span><text:span text:style-name="T1"><text:line-break/></text:span><text:span text:style-name="T1"><text:line-break/></text:span><text:span text:style-name="T1">《數學與電腦之間的神秘關係》</text:span><text:span text:style-name="T1"><text:line-break/></text:span><text:span text:style-name="T1"/></text:p>
            <text:p text:style-name="P1"><text:span text:style-name="T2">(</text:span><text:span text:style-name="T2">寫在</text:span><text:span text:style-name="T2">AlphaGo </text:span><text:span text:style-name="T2">與李世石的圍棋賽之後！</text:span><text:span text:style-name="T2">)</text:span></text:p>
            <text:p text:style-name="P1"><text:span text:style-name="T2"/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3</text:span><text:span text:style-name="T3">月</text:span><text:span text:style-name="T3">15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電腦還沒出現之前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圖靈等人就已經在思考電腦能力的極限！</text:span></text:p>
              </text:list-item>
              <text:list-item>
                <text:p><text:span text:style-name="T6">並且證明了《電腦有些事做不到》。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於這個問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其實圖靈並非第一人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900年</text:p>
          </draw:text-box>
        </draw:frame>
        <draw:frame presentation:style-name="pr4" draw:layer="layout" svg:width="18cm" svg:height="18.494cm" svg:x="1cm" svg:y="5.506cm" presentation:class="outline" presentation:user-transformed="true">
          <draw:text-box>
            <text:list text:style-name="L3">
              <text:list-item>
                <text:p><text:span text:style-name="T7">德國數學家《大衛</text:span><text:span text:style-name="T7">·</text:span><text:span text:style-name="T7">希爾伯特》（</text:span><text:span text:style-name="T7">David Hilbert</text:span><text:span text:style-name="T7">）於</text:span><text:span text:style-name="T7">1900</text:span><text:span text:style-name="T7">年在巴黎的第二屆國際數學家大會上提出了下世紀待解決的</text:span><text:span text:style-name="T7">23</text:span><text:span text:style-name="T7">道重要數學問題。</text:span></text:p>
              </text:list-item>
              <text:list-item>
                <text:p><text:span text:style-name="T7">其中的第二題是探討《算術公理之相容性》的問題，就已經開始探討《使用自動推論的方法能否從公理出發證明所有定理》的問題。</text:span></text:p>
              </text:list-item>
            </text:list>
          </draw:text-box>
        </draw:frame>
        <draw:frame draw:style-name="gr5" draw:text-style-name="P7" draw:layer="layout" svg:width="7.8cm" svg:height="19.995cm" svg:x="19.4cm" svg:y="0.6cm">
          <draw:image xlink:href="Pictures/10000000000000F5000002747EA77C03529A22DE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727cm" svg:x="1.4cm" svg:y="0.727cm" presentation:class="title" presentation:user-transformed="true">
          <draw:text-box>
            <text:p><text:span text:style-name="T8">以下是希爾伯特</text:span><text:span text:style-name="T8">23</text:span><text:span text:style-name="T8">個問題</text:span><text:span text:style-name="T8"><text:line-break/></text:span><text:span text:style-name="T8">的內容與目前狀況 </text:span><text:span text:style-name="T8">(1-11</text:span><text:span text:style-name="T8">題</text:span><text:span text:style-name="T8">)</text:span>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5" draw:text-style-name="P7" draw:layer="layout" svg:width="23.877cm" svg:height="15.342cm" svg:x="2.4cm" svg:y="4.658cm">
          <draw:image xlink:href="Pictures/1000000000000315000001FB9CE5B5D6D2550562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第12-23個問題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0.851cm" svg:height="15.188cm" svg:x="3.525cm" svg:y="5.009cm">
          <draw:image xlink:href="Pictures/10000000000003140000023E7C019A87B3359F1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中的第二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是企圖為數學系統建構出一個可推論的公理，並且證明該公理為《完備且無矛盾》的。</text:span></text:p>
              </text:list-item>
              <text:list-item>
                <text:p><text:span text:style-name="T9">數論系統是他認為最經典的一個可公理化證明的領域。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其實、希爾伯特的第二個問題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或許是他最關心的一個問題<text:line-break/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因為、他還提出了《希爾伯特》計畫</text:span>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5" draw:text-style-name="P7" draw:layer="layout" svg:width="23.175cm" svg:height="15.937cm" svg:x="3cm" svg:y="4.063cm">
          <draw:image xlink:href="Pictures/100000000000027A000001B4BAE01FA849A3B6A7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你可以看到這個計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根本就是為第二個問題量身打造的！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可惜《希爾伯特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一直沒辦法解決該問題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經過了29年</text:p>
          </draw:text-box>
        </draw:frame>
        <draw:frame presentation:style-name="pr4" draw:layer="layout" svg:width="17.8cm" svg:height="18.494cm" svg:x="1cm" svg:y="6.014cm" presentation:class="outline" presentation:user-transformed="true">
          <draw:text-box>
            <text:list text:style-name="L3">
              <text:list-item>
                <text:p><text:span text:style-name="T10">當時年僅</text:span><text:span text:style-name="T10">24</text:span><text:span text:style-name="T10">歲的哥德爾，在維也納大學的博士論文裏，證明了《哥德爾完備定理》</text:span></text:p>
              </text:list-item>
            </text:list>
          </draw:text-box>
        </draw:frame>
        <draw:frame draw:style-name="gr5" draw:text-style-name="P7" draw:layer="layout" svg:width="8.255cm" svg:height="14.685cm" svg:x="19.345cm" svg:y="4.515cm">
          <draw:image xlink:href="Pictures/10000000000001380000022B756FA47CAA55319B.png" xlink:type="simple" xlink:show="embed" xlink:actuate="onLoad">
            <text:p/>
          </draw:image>
        </draw:frame>
        <draw:frame draw:style-name="gr5" draw:text-style-name="P7" draw:layer="layout" svg:width="16.566cm" svg:height="10.422cm" svg:x="2.2cm" svg:y="9.4cm">
          <draw:image xlink:href="Pictures/100000000000021E00000155D7AA640A335157EB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我想、這肯定會讓希爾伯特感到振奮</text:span></text:p>
          </draw:text-box>
        </draw:frame>
        <draw:frame presentation:style-name="pr4" draw:layer="layout" svg:width="25.8cm" svg:height="18.494cm" svg:x="1.4cm" svg:y="6.014cm" presentation:class="outline" presentation:user-transformed="true">
          <draw:text-box>
            <text:list text:style-name="L3">
              <text:list-item>
                <text:p><text:span text:style-name="T11">因為、終於有個蠻強大的邏輯系統，被證明是一致且完備的了。</text:span></text:p>
              </text:list-item>
              <text:list-item>
                <text:p><text:span text:style-name="T11">用電腦的觀點看，這代表我們可以寫個程式《證明所有的一階邏輯定理》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8">但是、希爾伯特應該高興不了多久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隔年</text:p>
          </draw:text-box>
        </draw:frame>
        <draw:frame presentation:style-name="pr4" draw:layer="layout" svg:width="25.8cm" svg:height="18.494cm" svg:x="1.4cm" svg:y="6.014cm" presentation:class="outline" presentation:user-transformed="true">
          <draw:text-box>
            <text:list text:style-name="L3">
              <text:list-item>
                <text:p><text:span text:style-name="T11">哥德爾又出招了，這次他把前一年的那個定理做了個延伸，在《一階邏輯》裏加上了《加減乘除》等運算。</text:span></text:p>
              </text:list-item>
              <text:list-item>
                <text:p><text:span text:style-name="T11">結果也很簡單，他提出了第二的定理，只在前一個定理上加上一個《不》字。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就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哥德爾不完備定理！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是這個定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徹底粉碎了希爾伯特計畫！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為了讓讀者能夠體會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希爾伯特老先生絕望的心情！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2">讓我們再看一次他的計畫</text:span></text:p>
          </draw:text-box>
        </draw:frame>
        <draw:frame draw:style-name="gr5" draw:text-style-name="P7" draw:layer="layout" svg:width="24.908cm" svg:height="11cm" svg:x="1.8cm" svg:y="6cm">
          <draw:image xlink:href="Pictures/100000000000025800000109928731C1025C0093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簡單來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希爾伯特先生希望：</text:span><text:span text:style-name="T8"><text:line-break/></text:span><text:span text:style-name="T8">數學能變成可以機械式證明的系統，用電腦的眼光看就是設計出《可以證明所有數學定理的程式》</text:span><text:line-break/>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、哥德爾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先給了希爾伯特先生一個希望</text:span><text:span text:style-name="T6"><text:line-break/></text:span><text:span text:style-name="T6">接著又把他的希望徹底粉碎！</text:span></text:p>
                <text:p><text:span text:style-name="T6"/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對希爾伯特來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實在是有點殘忍！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讓我們看看哥德爾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到底是怎麼粉碎《希爾伯特計畫》的！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在這之前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請先讓我們把歷史向前轉個幾年！</text:span></text:p>
              </text:list-item>
              <text:list-item>
                <text:p><text:span text:style-name="T6">並且把焦點先轉到《羅素》先生的身上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16.42cm" svg:height="3.506cm" svg:x="1.4cm" svg:y="0.837cm" presentation:class="title" presentation:user-transformed="true">
          <draw:text-box>
            <text:p>話說羅素先生</text:p>
          </draw:text-box>
        </draw:frame>
        <draw:frame presentation:style-name="pr4" draw:layer="layout" svg:width="17.4cm" svg:height="18.494cm" svg:x="0.8cm" svg:y="6.014cm" presentation:class="outline" presentation:user-transformed="true">
          <draw:text-box>
            <text:list text:style-name="L3">
              <text:list-item>
                <text:p><text:span text:style-name="T13">在明末清初的那個年代，可是一位全球知名的學者。</text:span></text:p>
              </text:list-item>
              <text:list-item>
                <text:p><text:span text:style-name="T13">他於</text:span><text:span text:style-name="T13">1921</text:span><text:span text:style-name="T13">年曾與杜威同時來到北京大學講學，當時《毛澤東》還擔任他的紀錄員。</text:span></text:p>
                <text:p><text:span text:style-name="T11"/></text:p>
              </text:list-item>
            </text:list>
          </draw:text-box>
        </draw:frame>
        <draw:frame draw:style-name="gr5" draw:text-style-name="P7" draw:layer="layout" svg:width="9.38cm" svg:height="18.627cm" svg:x="18.2cm" svg:y="1.4cm">
          <draw:image xlink:href="Pictures/10000000000001170000022A9ADCDAE803952673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19.4cm" svg:height="3.506cm" svg:x="1.4cm" svg:y="0.837cm" presentation:class="title" presentation:user-transformed="true">
          <draw:text-box>
            <text:p>更厲害的是</text:p>
          </draw:text-box>
        </draw:frame>
        <draw:frame presentation:style-name="pr4" draw:layer="layout" svg:width="13.6cm" svg:height="18.494cm" svg:x="1.2cm" svg:y="5.4cm" presentation:class="outline" presentation:user-transformed="true">
          <draw:text-box>
            <text:list text:style-name="L3">
              <text:list-item>
                <text:p><text:span text:style-name="T13">羅素被認為是頂尖的哲學家和數學家，但最後卻獲得了</text:span><text:span text:style-name="T13">1950</text:span><text:span text:style-name="T13">年的《諾貝爾文學獎》。</text:span><text:span text:style-name="T13"><text:line-break/></text:span><text:span text:style-name="T13">(</text:span><text:span text:style-name="T13">到底主因是西方哲學史還是婚姻與生活呢</text:span><text:span text:style-name="T13">?)</text:span></text:p>
              </text:list-item>
            </text:list>
          </draw:text-box>
        </draw:frame>
        <draw:frame draw:style-name="gr5" draw:text-style-name="P7" draw:layer="layout" svg:width="7.186cm" svg:height="8.385cm" svg:x="20cm" svg:y="1.015cm">
          <draw:image xlink:href="Pictures/100000000000014A000001815FA04E8585970AB5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本書也有中文版</text:p>
          </draw:text-box>
        </draw:frame>
        <draw:frame draw:style-name="gr5" draw:text-style-name="P7" draw:layer="layout" svg:width="7.8cm" svg:height="15.96cm" svg:x="18.799cm" svg:y="4.44cm">
          <draw:image xlink:href="Pictures/10000000000001050000021667AE7FB4F3E2BBA3.png" xlink:type="simple" xlink:show="embed" xlink:actuate="onLoad">
            <text:p/>
          </draw:image>
        </draw:frame>
        <draw:frame draw:style-name="gr5" draw:text-style-name="P7" draw:layer="layout" svg:width="14.526cm" svg:height="10.001cm" svg:x="1.2cm" svg:y="5.6cm">
          <draw:image xlink:href="Pictures/10000000000002250000017ACBEDAF5E520DD94E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0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1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9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0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1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2" draw:id="id9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3" draw:id="id9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4" draw:id="id94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5" draw:id="id95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lyt-bluelinesgrad" presentation:presentation-page-layout-name="AL2T1" xml:id="id96" draw:id="id96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lyt-bluelinesgrad" presentation:presentation-page-layout-name="AL2T1" xml:id="id97" draw:id="id97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lyt-bluelinesgrad" presentation:presentation-page-layout-name="AL2T1" xml:id="id98" draw:id="id98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lyt-bluelinesgrad" presentation:presentation-page-layout-name="AL2T1" xml:id="id99" draw:id="id9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9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lyt-bluelinesgrad" presentation:presentation-page-layout-name="AL2T1" xml:id="id100" draw:id="id10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0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lyt-bluelinesgrad" presentation:presentation-page-layout-name="AL2T1" xml:id="id101" draw:id="id10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1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lyt-bluelinesgrad" presentation:presentation-page-layout-name="AL2T1" xml:id="id102" draw:id="id10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lyt-bluelinesgrad" presentation:presentation-page-layout-name="AL2T1" xml:id="id103" draw:id="id10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lyt-bluelinesgrad" presentation:presentation-page-layout-name="AL2T1" xml:id="id104" draw:id="id104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lyt-bluelinesgrad" presentation:presentation-page-layout-name="AL2T1" xml:id="id105" draw:id="id105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lyt-bluelinesgrad" presentation:presentation-page-layout-name="AL2T1" xml:id="id106" draw:id="id106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lyt-bluelinesgrad" presentation:presentation-page-layout-name="AL2T1" xml:id="id107" draw:id="id107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lyt-bluelinesgrad" presentation:presentation-page-layout-name="AL2T1" xml:id="id108" draw:id="id108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lyt-bluelinesgrad" presentation:presentation-page-layout-name="AL2T1" xml:id="id109" draw:id="id10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9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lyt-bluelinesgrad" presentation:presentation-page-layout-name="AL2T1" xml:id="id110" draw:id="id11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0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lyt-bluelinesgrad" presentation:presentation-page-layout-name="AL2T1" xml:id="id111" draw:id="id11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1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lyt-bluelinesgrad" presentation:presentation-page-layout-name="AL2T1" xml:id="id112" draw:id="id11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lyt-bluelinesgrad" presentation:presentation-page-layout-name="AL2T1" xml:id="id113" draw:id="id11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lyt-bluelinesgrad" presentation:presentation-page-layout-name="AL2T1" xml:id="id114" draw:id="id114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3-12T11:18:36.883000000</dc:date>
    <meta:editing-duration>P1DT23H7M57S</meta:editing-duration>
    <meta:editing-cycles>454</meta:editing-cycles>
    <meta:generator>LibreOffice/5.1.0.3$Windows_x86 LibreOffice_project/5e3e00a007d9b3b6efb6797a8b8e57b51ab1f737</meta:generator>
    <meta:document-statistic meta:object-count="499"/>
  </office:meta>
</office:document-meta>
</file>